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1F0200001AFAC43D1C18.svg" manifest:media-type="image/svg+xml"/>
  <manifest:file-entry manifest:full-path="Pictures/100002010000003000000030E8FA41CC.png" manifest:media-type="image/png"/>
  <manifest:file-entry manifest:full-path="Pictures/10000000000000E1000000E1F3EEE28D.jpg" manifest:media-type="image/jpeg"/>
  <manifest:file-entry manifest:full-path="Pictures/100002010000010000000100AA5379FC.png" manifest:media-type="image/png"/>
  <manifest:file-entry manifest:full-path="Pictures/10000200000001090000013AA1D14F1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1.5cm"/>
    </style:style>
    <style:style style:name="gr5" style:family="graphic" style:parent-style-name="standard">
      <style:graphic-properties svg:stroke-width="0.2cm" draw:marker-start="Arrow" draw:marker-start-width="0.6cm" draw:marker-end="Arrow" draw:marker-end-width="0.6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2cm" svg:stroke-color="#80808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Ubuntu" style:font-pitch="variable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family="Ubuntu" style:font-pitch="variable"/>
    </style:style>
    <style:style style:name="P7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family="Ubuntu" style:font-pitch="variable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font-family="Ubuntu" style:font-pitch="variable" fo:font-size="12pt" fo:text-shadow="none" fo:font-weight="bold" style:font-size-asian="12pt" style:font-weight-asian="bold" style:font-size-complex="12pt" style:font-weight-complex="bold"/>
    </style:style>
    <style:style style:name="P11" style:family="paragraph">
      <style:text-properties fo:font-family="Ubuntu" style:font-pitch="variable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font-family="Ubuntu" style:font-pitch="variable"/>
    </style:style>
    <style:style style:name="P13" style:family="paragraph">
      <style:text-properties fo:font-size="10pt" style:font-size-asian="10pt" style:font-size-complex="10pt"/>
    </style:style>
    <style:style style:name="T1" style:family="text">
      <style:text-properties fo:font-family="Ubuntu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Ubuntu" style:font-pitch="variable" fo:font-size="12pt" style:font-size-asian="12pt" style:font-size-complex="12pt"/>
    </style:style>
    <style:style style:name="T3" style:family="text">
      <style:text-properties fo:font-family="Ubuntu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family="Ubuntu" style:font-pitch="variable" fo:font-size="12pt" fo:text-shadow="none" fo:font-weight="bold" style:font-size-asian="12pt" style:font-weight-asian="bold" style:font-size-complex="12pt" style:font-weight-complex="bold"/>
    </style:style>
    <style:style style:name="T5" style:family="text">
      <style:text-properties fo:font-family="Ubuntu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cm" svg:height="2.9cm" svg:x="4.6cm" svg:y="8.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2" draw:text-style-name="P1" draw:layer="layout" svg:width="1.8cm" svg:height="0.71cm" svg:x="3.5cm" svg:y="10.89cm">
            <text:p/>
            <draw:enhanced-geometry svg:viewBox="0 0 88 21600" draw:extrusion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1.8cm" svg:height="0.711cm" svg:x="3.5cm" svg:y="10.495cm">
            <text:p/>
            <draw:enhanced-geometry svg:viewBox="0 0 88 21600" draw:extrusion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1.8cm" svg:height="0.71cm" svg:x="3.499cm" svg:y="10.1cm">
            <text:p/>
            <draw:enhanced-geometry svg:viewBox="0 0 88 21600" draw:extrusion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" draw:text-style-name="P2" draw:layer="layout" svg:width="2.3cm" svg:height="1.1cm" svg:x="4.5cm" svg:y="14.6cm">
          <text:p text:style-name="P1"><text:span text:style-name="T1">Window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1.1cm" svg:x="7.2cm" svg:y="14.6cm">
          <text:p text:style-name="P3"><text:span text:style-name="T1">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1.1cm" svg:x="9.5cm" svg:y="14.6cm">
          <text:p text:style-name="P3"><text:span text:style-name="T1">Mac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.1cm" svg:x="11.8cm" svg:y="14.6cm">
          <text:p text:style-name="P3"><text:span text:style-name="T1">Mobil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6cm" svg:height="1.673cm" svg:x="1.7cm" svg:y="10.427cm">
          <draw:text-box>
            <text:p text:style-name="P4"><text:span text:style-name="T1">Neo4j </text:span></text:p>
            <text:p text:style-name="P4"><text:span text:style-name="T1">NoSQL Database</text:span></text:p>
          </draw:text-box>
        </draw:frame>
        <draw:custom-shape draw:style-name="gr3" draw:text-style-name="P7" draw:layer="layout" svg:width="2.9cm" svg:height="2.2cm" svg:x="16.5cm" svg:y="5.6cm">
          <text:p text:style-name="P6"><text:span text:style-name="T2">3rd Party</text:span></text:p>
          <text:p text:style-name="P6"><text:span text:style-name="T2">App</text:span></text:p>
          <draw:enhanced-geometry svg:viewBox="0 0 21600 21600" draw:extrusion="false" draw:type="rectangle" draw:enhanced-path="M 0 0 L 21600 0 21600 21600 0 21600 0 0 Z N"/>
        </draw:custom-shape>
        <draw:line draw:style-name="gr5" draw:text-style-name="P8" draw:layer="layout" svg:x1="11.1cm" svg:y1="9.5cm" svg:x2="16.1cm" svg:y2="9.5cm">
          <text:p/>
        </draw:line>
        <draw:frame draw:style-name="gr6" draw:text-style-name="P9" draw:layer="layout" svg:width="5.133cm" svg:height="0.645cm" svg:x="10.967cm" svg:y="8.555cm">
          <draw:text-box>
            <text:p text:style-name="P1"><text:span text:style-name="T3">SOAP over HTTPS/RMI/JMS</text:span></text:p>
          </draw:text-box>
        </draw:frame>
        <draw:custom-shape draw:style-name="gr7" draw:text-style-name="P1" xml:id="id2" draw:id="id2" draw:layer="layout" svg:width="1.8cm" svg:height="2.9cm" svg:x="6.8cm" svg:y="4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1" draw:layer="layout" svg:x1="6.4cm" svg:y1="9.75cm" svg:x2="7.475cm" svg:y2="7.7cm" draw:start-shape="id1" draw:start-glue-point="1" draw:end-shape="id2" draw:end-glue-point="7" svg:d="m6400 9750h1075v-2050">
          <text:p/>
        </draw:connector>
        <draw:connector draw:style-name="gr8" draw:text-style-name="P1" draw:layer="layout" svg:x1="9.1cm" svg:y1="9.775cm" svg:x2="7.7cm" svg:y2="7.7cm" draw:start-shape="id3" draw:start-glue-point="6" draw:end-shape="id2" svg:d="m9100 9775h-1400v-2075">
          <text:p/>
        </draw:connector>
        <draw:custom-shape draw:style-name="gr1" draw:text-style-name="P1" xml:id="id3" draw:id="id3" draw:layer="layout" svg:width="1.8cm" svg:height="2.9cm" svg:x="9.1cm" svg:y="8.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" draw:text-style-name="P10" draw:layer="layout" svg:width="2.792cm" svg:height="0.725cm" svg:x="6.405cm" svg:y="9.8cm">
          <draw:text-box>
            <text:p><text:span text:style-name="T4">Replication</text:span></text:p>
          </draw:text-box>
        </draw:frame>
        <draw:frame draw:style-name="gr10" draw:text-style-name="P1" draw:layer="layout" svg:width="0.7cm" svg:height="0.9cm" svg:x="8.6cm" svg:y="15.3cm">
          <draw:image xlink:href="Pictures/10000200000001090000013AA1D14F14.png" xlink:type="simple" xlink:show="embed" xlink:actuate="onLoad">
            <text:p/>
          </draw:image>
        </draw:frame>
        <draw:frame draw:style-name="gr10" draw:text-style-name="P1" draw:layer="layout" svg:width="0.7cm" svg:height="0.8cm" svg:x="13.5cm" svg:y="15.4cm">
          <draw:image xlink:href="Pictures/100002010000010000000100AA5379FC.png" xlink:type="simple" xlink:show="embed" xlink:actuate="onLoad">
            <text:p/>
          </draw:image>
        </draw:frame>
        <draw:frame draw:style-name="gr10" draw:text-style-name="P1" draw:layer="layout" svg:width="0.7cm" svg:height="0.9cm" svg:x="6.4cm" svg:y="15.4cm">
          <draw:image xlink:href="Pictures/10000000000000E1000000E1F3EEE28D.jpg" xlink:type="simple" xlink:show="embed" xlink:actuate="onLoad">
            <text:p/>
          </draw:image>
        </draw:frame>
        <draw:frame draw:style-name="gr6" draw:text-style-name="P11" draw:layer="layout" svg:width="3.372cm" svg:height="1.199cm" svg:x="8.4cm" svg:y="5.801cm">
          <draw:text-box>
            <text:p><text:span text:style-name="T1">Failover </text:span></text:p>
            <text:p><text:span text:style-name="T1">Backup server</text:span></text:p>
          </draw:text-box>
        </draw:frame>
        <draw:custom-shape draw:style-name="gr3" draw:text-style-name="P8" draw:layer="layout" svg:width="2.9cm" svg:height="2.2cm" svg:x="16.5cm" svg:y="8.2cm">
          <text:p text:style-name="P12"><text:span text:style-name="T5">3rd Party</text:span></text:p>
          <text:p text:style-name="P12"><text:span text:style-name="T5">App</text:span>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8" draw:layer="layout" svg:width="2.9cm" svg:height="2.2cm" svg:x="16.5cm" svg:y="10.7cm">
          <text:p text:style-name="P12"><text:span text:style-name="T5">3rd Party</text:span></text:p>
          <text:p text:style-name="P12"><text:span text:style-name="T5">App</text:span></text:p>
          <draw:enhanced-geometry svg:viewBox="0 0 21600 21600" draw:extrusion="false" draw:type="rectangle" draw:enhanced-path="M 0 0 L 21600 0 21600 21600 0 21600 0 0 Z N"/>
        </draw:custom-shape>
        <draw:frame draw:style-name="gr6" draw:text-style-name="P9" draw:layer="layout" svg:width="2.432cm" svg:height="1.039cm" svg:x="6.87cm" svg:y="10.801cm">
          <draw:text-box>
            <text:p text:style-name="P13"><text:span text:style-name="T3">Application</text:span></text:p>
            <text:p text:style-name="P13"><text:span text:style-name="T3">Server</text:span></text:p>
          </draw:text-box>
        </draw:frame>
        <draw:line draw:style-name="gr11" draw:text-style-name="P1" draw:layer="layout" svg:x1="9.7cm" svg:y1="14.1cm" svg:x2="9.7cm" svg:y2="11.4cm">
          <text:p/>
        </draw:line>
        <draw:frame draw:style-name="gr6" draw:text-style-name="P11" draw:layer="layout" svg:width="4.122cm" svg:height="0.725cm" svg:x="9.878cm" svg:y="12.875cm">
          <draw:text-box>
            <text:p><text:span text:style-name="T1">SOAP over HTTPS</text:span></text:p>
          </draw:text-box>
        </draw:frame>
        <draw:frame draw:style-name="gr10" draw:text-style-name="P1" draw:layer="layout" svg:width="1cm" svg:height="1cm" svg:x="7.8cm" svg:y="7.1cm">
          <draw:image xlink:href="Pictures/100002010000003000000030E8FA41CC.png" xlink:type="simple" xlink:show="embed" xlink:actuate="onLoad">
            <text:p/>
          </draw:image>
        </draw:frame>
        <draw:frame draw:style-name="gr10" draw:text-style-name="P1" draw:layer="layout" svg:width="1cm" svg:height="1cm" svg:x="10cm" svg:y="10.4cm">
          <draw:image xlink:href="Pictures/100002010000003000000030E8FA41CC.png" xlink:type="simple" xlink:show="embed" xlink:actuate="onLoad">
            <text:p/>
          </draw:image>
        </draw:frame>
        <draw:frame draw:style-name="gr10" draw:text-style-name="P1" draw:layer="layout" svg:width="1.5cm" svg:height="1.205cm" svg:x="10.6cm" svg:y="15.295cm">
          <draw:image xlink:href="Pictures/2000000100001F0200001AFAC43D1C18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an </meta:initial-creator>
    <meta:creation-date>2013-02-12T17:42:21</meta:creation-date>
    <dc:date>2013-02-12T20:03:28</dc:date>
    <dc:creator>Charles Edward Bedón Cortazar</dc:creator>
    <meta:editing-duration>PT10M42S</meta:editing-duration>
    <meta:editing-cycles>4</meta:editing-cycles>
    <meta:generator>LibreOffice/3.5$Linux_X86_64 LibreOffice_project/350m1$Build-2</meta:generator>
    <meta:document-statistic meta:object-count="30"/>
  </office:meta>
</office:document-meta>
</file>